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Heading_20_3">
      <style:paragraph-properties fo:margin-left="0cm" fo:margin-right="0cm" fo:orphans="2" fo:widows="2" fo:text-indent="0cm" style:auto-text-indent="false"/>
    </style:style>
    <style:style style:name="T1" style:family="text">
      <style:text-properties fo:font-variant="normal" fo:text-transform="none" fo:color="#202124" fo:letter-spacing="normal" style:font-name-asian="Roboto" style:font-size-asian="10.5pt" style:font-style-asian="normal" style:font-weight-asian="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東京法律事務所 御中 お世話になっております。 貴所所属の坂本弁護士に退職交渉案件を委任しております宮脇秀則と申します。 本件に関しまして、現在の交渉状況および今後の対応方針について、貴所全体として再検討をお願いしたく、ご連絡を差し上げました。 現在の交渉では、当方が提出した証拠や主張内容が取り上げられることなく、企業側の提示条件をそのまま受け入れるよう強く勧められる状態が続いており、実質的に交渉が成立しているとは言い難い状況にあります。 また、坂本弁護士からは一貫して、企業側の認識や都合を優先するようなご意見をいただいており、当方の希望や根拠に対する具体的な検討や反論は十分に得られておりません。 また、相手企業側の担当者が当方の要望を上層部に通さずに個人判断で止めていることが明らかになっており、その状態での交渉合意には実効性・安全性の懸念も強く、到底安心して和解に応じられる内容とは言えません。 さらに、当方が争点と考えている当初の条件説明と実際の雇用内容の齟齬（説明義務違反）に基づく精神的・経済的損害の補填について、労働審判による解決を希望したにもかかわらず、それもお受けいただけないとの回答を受けております。 現担当の坂本弁護士からは、今後の代理が困難である場合、貴所内での引き継ぎは行えない旨もご説明いただきましたが、このままでは、依頼者の基本的な希望すら実現できないまま宙に浮いてしまう可能性があります。 このような状況を受け、事務所全体として他に対応可能な弁護士がいらっしゃらないか、または他の形での再検討の余地がないかを、改めてご相談申し上げます。 依頼者としては、正当な主張を正当な形で審理にかけたいだけであり、できる限り穏当な解決を模索してまいりましたが、現在の流れではそれすら困難な状態にあると判断しております。 なお、本件に関しましては、坂本弁護士以外の方と再度協議の場を設けていただけないか、併せてご検討いただけますと幸いです。 大変恐縮ではございますが、本件についてできる限り早期にご返答いただけますと幸いです。 何卒よろしくお願い申し上げます。</text:span> </text:p>
      <text:p text:style-name="P1"/>
      <text:h text:style-name="P7" text:outline-level="3">【1】相談の導入</text:h>
      <text:list xml:id="list9043366352944153260" text:style-name="L1">
        <text:list-item>
          <text:p text:style-name="P3">本件は<text:span text:style-name="Strong_20_Emphasis">退職交渉において重大な齟齬・心理的圧力があったこと</text:span>が争点。</text:p>
        </text:list-item>
        <text:list-item>
          <text:p text:style-name="P3">坂本弁護士に依頼済だが、「和解ありき」の進行で、<text:span text:style-name="Strong_20_Emphasis">証拠や主張を軽視され続けてきた</text:span>。</text:p>
        </text:list-item>
        <text:list-item>
          <text:p text:style-name="P3">企業側は事実の記載（合意書第2項）を拒否しつつ、自社都合で交渉を打ち切ろうとしている。</text:p>
        </text:list-item>
      </text:list>
      <text:p text:style-name="Horizontal_20_Line"/>
      <text:h text:style-name="Heading_20_3" text:outline-level="3">【2】企業側の不誠実な交渉実態</text:h>
      <text:list xml:id="list6492596931311336921" text:style-name="L2">
        <text:list-item>
          <text:p text:style-name="P4">「開発部に通さず、管理部個人判断で合意を止めている」＝<text:span text:style-name="Strong_20_Emphasis">社内で意思決定が行われていない合意書を一方的に提示</text:span>。</text:p>
        </text:list-item>
        <text:list-item>
          <text:p text:style-name="P4">退職理由や事実経緯について、客観的に確認されることを拒否されている（これは重大な名誉毀損リスク）。</text:p>
        </text:list-item>
      </text:list>
      <text:p text:style-name="Horizontal_20_Line"/>
      <text:h text:style-name="Heading_20_3" text:outline-level="3">【3】弁護士側の問題点</text:h>
      <text:list xml:id="list3725333053468594468" text:style-name="L3">
        <text:list-item>
          <text:p text:style-name="P5">着手金は<text:span text:style-name="Strong_20_Emphasis">坂本弁護士の個人口座に振込</text:span>（＝東京法律事務所の正式受任なのか不明）。</text:p>
        </text:list-item>
        <text:list-item>
          <text:p text:style-name="P5">証拠を揃えても、「労働審判は時間の無駄」と言われ、<text:span text:style-name="Strong_20_Emphasis">企業の妥協案を押しつけられた</text:span>。</text:p>
        </text:list-item>
        <text:list-item>
          <text:p text:style-name="P5">自身の正当な希望（齟齬・誘導・損害への対応）に対して「難しい」と返されるのみで、<text:span text:style-name="Strong_20_Emphasis">対案や戦術は一切提示されていない</text:span>。</text:p>
        </text:list-item>
      </text:list>
      <text:p text:style-name="Horizontal_20_Line"/>
      <text:h text:style-name="Heading_20_3" text:outline-level="3">【4】あなたの希望とスタンス</text:h>
      <text:list xml:id="list8372138578546913420" text:style-name="L4">
        <text:list-item>
          <text:p text:style-name="P6">正当な証拠に基づいて、<text:span text:style-name="Strong_20_Emphasis">できる限り穏当な和解を目指してきたが、交渉の実効性がな</text:span><text:soft-page-break/><text:span text:style-name="Strong_20_Emphasis">いと判断</text:span>。</text:p>
        </text:list-item>
        <text:list-item>
          <text:p text:style-name="P6">よって、<text:span text:style-name="Strong_20_Emphasis">訴訟あるいは労働審判での損害賠償請求を再検討したい</text:span>。</text:p>
        </text:list-item>
        <text:list-item>
          <text:p text:style-name="P6">新たに事務所としてこの件を扱ってもらえる弁護士がいるか、それが無理なら<text:span text:style-name="Strong_20_Emphasis">正式に対応不能として記録を残してもらいたい</text:span>。</text:p>
        </text:list-item>
      </text:list>
      <text:p text:style-name="Horizontal_20_Line"/>
      <text:h text:style-name="Heading_20_3" text:outline-level="3">【5】最後に伝えるべき一言（念押し）</text:h>
      <text:p text:style-name="Quotations"><text:span text:style-name="Emphasis">「このまま沈黙すれば、企業側は“合意を得た”として押し通す可能性が高く、&lt;br&gt;私のキャリア・名誉・経済的損失はすべて未解決のまま放置されます。&lt;br&gt;それを防ぐために、今ここに来ています。」</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39S</meta:editing-duration>
    <meta:editing-cycles>4</meta:editing-cycles>
    <meta:generator>OpenOffice/4.1.15$Win32 OpenOffice.org_project/4115m2$Build-9813</meta:generator>
    <dc:date>2025-06-26T18:39:28.24</dc:date>
    <dc:creator>miyawaki hidenori</dc:creator>
    <meta:document-statistic meta:table-count="0" meta:image-count="0" meta:object-count="0" meta:page-count="2" meta:paragraph-count="18" meta:word-count="1527" meta:character-count="1548"/>
    <meta:user-defined meta:name="Info 1"/>
    <meta:user-defined meta:name="Info 2"/>
    <meta:user-defined meta:name="Info 3"/>
    <meta:user-defined meta:name="Info 4"/>
  </office:meta>
</office:document-meta>
</file>